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3" style:family="paragraph" style:parent-style-name="Standard">
      <style:paragraph-properties fo:text-align="justify" style:justify-single-word="false"/>
      <style:text-properties officeooo:paragraph-rsid="0014fbe4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Arial" fo:font-size="12pt" style:font-size-asian="12pt" style:language-asian="pt" style:country-asian="BR" style:font-name-complex="Arial1" style:font-size-complex="12pt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2" style:family="text">
      <style:text-properties style:font-name="Arial" fo:font-size="12pt" style:font-size-asian="12pt" style:font-name-complex="Arial1" style:font-size-complex="12pt"/>
    </style:style>
    <style:style style:name="T3" style:family="text">
      <style:text-properties fo:color="#000000" loext:opacity="100%" style:font-name="Arial" fo:font-size="12pt" style:font-size-asian="12pt" style:language-asian="pt" style:country-asian="BR" style:font-name-complex="Arial1" style:font-size-complex="12pt"/>
    </style:style>
    <style:style style:name="T4" style:family="text">
      <style:text-properties fo:color="#000000" loext:opacity="100%" style:font-name="Arial" fo:font-size="12pt" officeooo:rsid="0014fbe4" style:font-size-asian="12pt" style:language-asian="pt" style:country-asian="BR" style:font-name-complex="Arial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ERMO DE CONSENTIMENTO PARA TRATAMENTO DE DADOS PESSOAIS DE CRIANÇAS E ADOLESCENTES.</text:span></text:p>
      <text:p text:style-name="P2"/>
      <text:p text:style-name="P3"><text:span text:style-name="T2">Eu _____________________, inscrito(a) no CPF nº ________________, autorizo a participação do meu filho(a) _____________________, inscrito no CPF nº _____________________, no “Programa Agrinho” e o tratamento dos seus </text:span><text:span text:style-name="T1">dados pessoais e imagens,</text:span><text:span text:style-name="T2"> </text:span><text:span text:style-name="T1">conforme as finalidades dispostas nas cláusulas do Edital de publicação do Regulamento do Concurso Agrinho</text:span><text:span text:style-name="T2"> publicado pelo </text:span><text:span text:style-name="T1">SISTEMA FAEP/SENAR-PR</text:span><text:span text:style-name="T3">.</text:span></text:p>
      <text:p text:style-name="P4"/>
      <text:p text:style-name="P1"><text:span text:style-name="T4">Ponta Grossa</text:span><text:span text:style-name="T3">, </text:span><text:span text:style-name="T4">19</text:span><text:span text:style-name="T3"> de </text:span><text:span text:style-name="T4">agosto</text:span><text:span text:style-name="T3"> de 2024.</text:span></text:p>
      <text:p text:style-name="P4"/>
      <text:p text:style-name="P1"><text:span text:style-name="T3">__________________________________</text:span></text:p>
      <text:p text:style-name="P1"><text:span text:style-name="T3">(Nome completo do pai ou responsável legal)</text:span></text:p>
      <text:p text:style-name="P1"><text:span text:style-name="T3">CPF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uelen Goivinho</meta:initial-creator>
    <meta:editing-cycles>3</meta:editing-cycles>
    <meta:creation-date>2024-08-16T14:02:00</meta:creation-date>
    <dc:date>2024-08-16T11:07:34.670956294</dc:date>
    <dc:language>pt-BR</dc:language>
    <meta:editing-duration>PT10M42S</meta:editing-duration>
    <meta:generator>LibreOffice/7.3.7.2$Linux_X86_64 LibreOffice_project/30$Build-2</meta:generator>
    <meta:document-statistic meta:table-count="0" meta:image-count="0" meta:object-count="0" meta:page-count="1" meta:paragraph-count="6" meta:word-count="78" meta:character-count="587" meta:non-whitespace-character-count="515"/>
    <meta:user-defined meta:name="AppVersion">16.0000</meta:user-defined>
    <meta:template xlink:type="simple" xlink:actuate="onRequest" xlink:title="Normal" xlink:href=""/>
  </office:meta>
</office:document-meta>
</file>